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7.5pt" officeooo:rsid="00004d79" officeooo:paragraph-rsid="00004d79" style:font-size-asian="17.5pt" style:font-size-complex="17.5pt"/>
    </style:style>
    <style:style style:name="P2" style:family="paragraph" style:parent-style-name="Standard" style:list-style-name="L1">
      <style:text-properties style:font-name="Segoe UI" fo:font-size="17.5pt" officeooo:rsid="00004d79" officeooo:paragraph-rsid="00004d79" style:font-size-asian="17.5pt" style:font-size-complex="17.5pt"/>
    </style:style>
    <style:style style:name="P3" style:family="paragraph" style:parent-style-name="Standard">
      <style:text-properties fo:font-size="17.5pt" officeooo:paragraph-rsid="00004d79" style:font-size-asian="17.5pt" style:font-size-complex="17.5pt"/>
    </style:style>
    <style:style style:name="T1" style:family="text">
      <style:text-properties style:font-name="Segoe UI" officeooo:rsid="00004d79"/>
    </style:style>
    <style:style style:name="T2" style:family="text">
      <style:text-properties style:font-name="Segoe UI" fo:font-size="18pt" officeooo:rsid="00004d79" style:font-size-asian="18pt" style:font-size-complex="18pt"/>
    </style:style>
    <style:style style:name="T3" style:family="text">
      <style:text-properties style:font-name="Segoe UI" fo:font-size="18pt" officeooo:rsid="0000bc76" style:font-size-asian="18pt" style:font-size-complex="18pt"/>
    </style:style>
    <style:style style:name="T4" style:family="text">
      <style:text-properties style:font-name="Segoe UI" fo:font-size="18pt" officeooo:rsid="00014164" style:font-size-asian="18pt" style:font-size-complex="18pt"/>
    </style:style>
    <style:style style:name="T5" style:family="text">
      <style:text-properties style:font-name="Segoe UI" officeooo:rsid="00047145"/>
    </style:style>
    <style:style style:name="T6" style:family="text">
      <style:text-properties style:font-name="Segoe UI" officeooo:rsid="0000bc76"/>
    </style:style>
    <style:style style:name="T7" style:family="text">
      <style:text-properties style:font-name="Segoe UI" officeooo:rsid="0001416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5ae10"/>
    </style:style>
    <style:style style:name="T10" style:family="text">
      <style:text-properties officeooo:rsid="000663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ine angepasste Stimme kann die eigene Transition sehr vereinfachen und ist für viele </text:span><text:span text:style-name="T5">nicht nur ein Ausdrucks-, sondern </text:span><text:span text:style-name="T1">auch ein Sicherheitsfaktor.</text:span></text:p>
      <text:p text:style-name="P1"/>
      <text:p text:style-name="P1">Da östrogenbasierte HRT weder Stimmlage noch Intonation erhöht, ist Stimmtraining notwendig, wenn ihr eure Stimme ändern wollt. Die beste Adresse für effektives (und sicheres!) Stimmtraining sind logopädische Praxen.</text:p>
      <text:p text:style-name="P1"/>
      <text:p text:style-name="P1">Die Behandlung dort wird von Krankenkassen teilweise übernommen <text:span text:style-name="T10">und per Krankenkassenkarte+Zuzahlung abgerechnet</text:span>, wenn ihr folgende Voraussetzungen mitbringt:</text:p>
      <text:p text:style-name="P1"/>
      <text:list xml:id="list4255932663" text:style-name="L1">
        <text:list-item>
          <text:p text:style-name="P2">Eine bestätigte Diagnose, dass ihr trans seid (meistens kriegt ihr die zum ersten Mal in Form einer Indikation zur Hormonersatztherapie)</text:p>
        </text:list-item>
        <text:list-item>
          <text:p text:style-name="P2">Eine Überweisung von einer HNO-Praxis. Meistens wollen die wiederum pro forma einen Gehörtest von euch, damit sie etwas abrechnen können.</text:p>
        </text:list-item>
      </text:list>
      <text:p text:style-name="P1"/>
      <text:p text:style-name="P1"/>
      <text:p text:style-name="P1">Zu den Kosten <text:span text:style-name="T8">(ab hier wird’s individuell)</text:span>:</text:p>
      <text:p text:style-name="P1"/>
      <text:p text:style-name="P3"><text:span text:style-name="T1">Ein Rezept geht für gewöhnlich über 10 Behandlungseinheiten, die erste Probeeinheit wird meist nicht vom Rezept abgerechnet. Bei der AOK Rheinland/Hamburg hatte ich eine Zuzahlung von 63 Euro pro Rezept, ich “brauchte” aber auch nur 2 Rezepte. </text:span><text:span text:style-name="T6">Ein wenig mehr als 100 Euro für eine funkelnagelneue Stimme ist als</text:span><text:span text:style-name="T7">o</text:span><text:span text:style-name="T6"> u. U. möglich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09T19:49:53.358000000</dc:date>
    <meta:editing-duration>PT4M24S</meta:editing-duration>
    <meta:editing-cycles>7</meta:editing-cycles>
    <meta:document-statistic meta:table-count="0" meta:image-count="0" meta:object-count="0" meta:page-count="1" meta:paragraph-count="7" meta:word-count="167" meta:character-count="1166" meta:non-whitespace-character-count="1008"/>
  </office:meta>
</office:document-meta>
</file>